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1BD00000DDA8C7CA134.svm"/>
  <manifest:file-entry manifest:media-type="" manifest:full-path="Pictures/2000000700004C4700000BAF0248ED8F.svm"/>
  <manifest:file-entry manifest:media-type="" manifest:full-path="Pictures/200000070000230A000010705D4F31DC.svm"/>
  <manifest:file-entry manifest:media-type="" manifest:full-path="Pictures/20000007000022A100000F9CD0E7E71C.svm"/>
  <manifest:file-entry manifest:media-type="" manifest:full-path="Pictures/20000007000022F000001144B555142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font-weight="bold" style:font-weight-asian="bold" style:font-weight-complex="bold"/>
    </style:style>
    <style:style style:name="P2" style:family="paragraph" style:parent-style-name="Header">
      <style:paragraph-properties fo:text-align="center" style:justify-single-word="false"/>
      <style:text-properties fo:font-size="9pt" style:font-size-asian="9pt" style:font-size-complex="9pt"/>
    </style:style>
    <style:style style:name="P3" style:family="paragraph" style:parent-style-name="Footer">
      <style:paragraph-properties fo:text-align="end" style:justify-single-word="false"/>
      <style:text-properties fo:font-size="8pt" style:font-size-asian="8pt" style:font-size-complex="8pt"/>
    </style:style>
    <style:style style:name="P4" style:family="paragraph" style:parent-style-name="Standard">
      <style:text-properties style:font-name="Times New Roman" fo:font-size="10pt" style:font-size-asian="10pt" style:font-size-complex="10pt"/>
    </style:style>
    <style:style style:name="P5" style:family="paragraph" style:parent-style-name="Standard">
      <style:text-properties style:font-name="Times New Roman" fo:font-size="10pt" fo:font-weight="bold" style:font-size-asian="10pt" style:font-weight-asian="bold" style:font-size-complex="10pt" style:font-weight-complex="bold"/>
    </style:style>
    <style:style style:name="P6" style:family="paragraph" style:parent-style-name="Standard">
      <style:text-properties style:font-name="Times New Roman" fo:font-size="10pt" fo:font-weight="normal" style:font-size-asian="10pt" style:font-weight-asian="normal" style:font-size-complex="10pt" style:font-weight-complex="normal"/>
    </style:style>
    <style:style style:name="P7" style:family="paragraph" style:parent-style-name="Standard">
      <style:text-properties fo:font-size="10pt" style:font-size-asian="10pt" style:font-size-complex="10pt"/>
    </style:style>
    <style:style style:name="P8" style:family="paragraph" style:parent-style-name="Standard" style:list-style-name="L1">
      <style:text-properties style:font-name="Times New Roman" fo:font-size="10pt" style:font-size-asian="10pt" style:font-size-complex="10pt"/>
    </style:style>
    <style:style style:name="P9" style:family="paragraph" style:parent-style-name="Standard" style:list-style-name="L2">
      <style:text-properties style:font-name="Times New Roman" fo:font-size="10pt" style:font-size-asian="10pt" style:font-size-complex="10pt"/>
    </style:style>
    <style:style style:name="P10" style:family="paragraph" style:parent-style-name="Standard" style:list-style-name="L3">
      <style:text-properties style:font-name="Times New Roman" fo:font-size="10pt" style:font-size-asian="10pt" style:font-size-complex="10pt"/>
    </style:style>
    <style:style style:name="P11" style:family="paragraph" style:parent-style-name="Standard" style:list-style-name="L4">
      <style:text-properties style:font-name="Times New Roman" fo:font-size="10pt" style:font-size-asian="10pt" style:font-size-complex="10pt"/>
    </style:style>
    <style:style style:name="P12" style:family="paragraph" style:parent-style-name="Standard" style:list-style-name="L5">
      <style:text-properties style:font-name="Times New Roman" fo:font-size="10pt" style:font-size-asian="10pt" style:font-size-complex="10pt"/>
    </style:style>
    <style:style style:name="P13" style:family="paragraph" style:parent-style-name="Standard" style:list-style-name="L6">
      <style:text-properties style:font-name="Times New Roman" fo:font-size="10pt" style:font-size-asian="10pt" style:font-size-complex="10pt"/>
    </style:style>
    <style:style style:name="P14" style:family="paragraph" style:parent-style-name="Standard" style:list-style-name="L7">
      <style:text-properties style:font-name="Times New Roman" fo:font-size="10pt" style:font-size-asian="10pt" style:font-size-complex="10pt"/>
    </style:style>
    <style:style style:name="P15" style:family="paragraph" style:parent-style-name="Standard" style:list-style-name="L3">
      <style:text-properties style:font-name="Times New Roman" fo:font-size="10pt" fo:font-weight="bold" style:font-size-asian="10pt" style:font-weight-asian="bold" style:font-size-complex="10pt" style:font-weight-complex="bold"/>
    </style:style>
    <style:style style:name="P16" style:family="paragraph" style:parent-style-name="Standard" style:list-style-name="L4">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Standard" style:list-style-name="L7">
      <style:text-properties style:font-name="Times New Roman" fo:font-size="10pt" fo:font-weight="normal" fo:background-color="#ffff00" style:font-size-asian="10pt" style:font-weight-asian="normal" style:font-size-complex="10pt" style:font-weight-complex="normal"/>
    </style:style>
    <style:style style:name="P18" style:family="paragraph" style:parent-style-name="Standard" style:list-style-name="L8">
      <style:text-properties style:font-name="Times New Roman" fo:font-size="10pt" fo:font-weight="normal" style:font-size-asian="10pt" style:font-weight-asian="normal" style:font-size-complex="10pt" style:font-weight-complex="normal"/>
    </style:style>
    <style:style style:name="P19" style:family="paragraph" style:parent-style-name="Standard" style:list-style-name="L4"/>
    <style:style style:name="P20" style:family="paragraph" style:parent-style-name="Standard" style:list-style-name="L6"/>
    <style:style style:name="T1" style:family="text">
      <style:text-properties style:font-name="Times New Roman"/>
    </style:style>
    <style:style style:name="T2" style:family="text">
      <style:text-properties style:font-name="Times New Roman" fo:font-size="10pt" style:font-size-asian="10pt" style:font-size-complex="10pt"/>
    </style:style>
    <style:style style:name="T3"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4"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5" style:family="text">
      <style:text-properties style:font-name="Times New Roman" fo:font-size="10pt" fo:font-weight="normal" style:font-size-asian="10pt" style:font-weight-asian="normal" style:font-size-complex="10pt" style:font-weight-complex="normal"/>
    </style:style>
    <style:style style:name="T6" style:family="text">
      <style:text-properties style:font-name="Times New Roman" fo:font-size="10pt" fo:font-weight="normal" fo:background-color="#ffff00" style:font-size-asian="10pt" style:font-weight-asian="normal" style:font-size-complex="10pt" style:font-weight-complex="normal"/>
    </style:style>
    <style:style style:name="T7" style:family="text">
      <style:text-properties style:font-name="Times New Roman" fo:font-weight="bold" style:font-weight-asian="bold" style:font-weight-complex="bold"/>
    </style:style>
    <style:style style:name="T8" style:family="text">
      <style:text-properties style:font-name="Times New Roman" fo:font-style="normal" fo:font-weight="normal" style:font-style-asian="normal" style:font-weight-asian="normal" style:font-style-complex="normal" style:font-weight-complex="normal"/>
    </style:style>
    <style:style style:name="T9" style:family="text">
      <style:text-properties style:font-name="Times New Roman"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tyle="italic"/>
    </style:style>
    <style:style style:name="T13" style:family="text">
      <style:text-properties fo:font-style="normal" style:font-style-asian="normal" style:font-style-complex="normal"/>
    </style:style>
    <style:style style:name="T14" style:family="text">
      <style:text-properties fo:color="#ff0000" style:font-name="Times New Roman"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fo:color="#ff0000" style:font-name="Times New Roman" fo:font-size="10pt" fo:font-style="italic" fo:font-weight="bold" style:font-size-asian="10pt" style:font-style-asian="italic" style:font-weight-asian="bold" style:font-size-complex="10pt" style:font-style-complex="italic" style:font-weight-complex="bold"/>
    </style:style>
    <style:style style:name="T16" style:family="text">
      <style:text-properties fo:background-color="#ffff00"/>
    </style:style>
    <style:style style:name="T17"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6409in" fo:text-indent="-0.25in" fo:margin-left="0.6409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909in" fo:text-indent="-0.25in" fo:margin-left="0.8909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409in" fo:text-indent="-0.25in" fo:margin-left="1.1409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909in" fo:text-indent="-0.25in" fo:margin-left="1.3909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409in" fo:text-indent="-0.25in" fo:margin-left="1.6409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909in" fo:text-indent="-0.25in" fo:margin-left="1.8909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409in" fo:text-indent="-0.25in" fo:margin-left="2.1409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909in" fo:text-indent="-0.25in" fo:margin-left="2.3909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409in" fo:text-indent="-0.25in" fo:margin-left="2.6409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909in" fo:text-indent="-0.25in" fo:margin-left="2.8909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eneral Information on the FPA Script:</text:p>
      <text:p text:style-name="P5"/>
      <text:p text:style-name="P5">Minimum Requirements:</text:p>
      <text:p text:style-name="Standard"><text:span text:style-name="T5"><text:tab/></text:span><text:span text:style-name="T17">PHP 4.1<text:tab/><text:tab/>MySQL 4.0 </text:span></text:p>
      <text:p text:style-name="P5"/>
      <text:p text:style-name="P4"><text:span text:style-name="T10">Joomla! Version Support:<text:line-break/><text:tab/></text:span>- v 1.0.x<text:tab/><text:tab/>- v 1.5.x</text:p>
      <text:p text:style-name="P4"><text:tab/>- v 1.6.x<text:tab/><text:tab/>- v 1.7.x<text:line-break/><text:tab/></text:p>
      <text:p text:style-name="P5">Language Support:</text:p>
      <text:list xml:id="list39530336" text:style-name="L1">
        <text:list-item>
          <text:list>
            <text:list-item>
              <text:p text:style-name="P8">English (USA/UK/AU)</text:p>
            </text:list-item>
            <text:list-item>
              <text:p text:style-name="P8">Community language files may be available <text:span text:style-name="T16">&lt;How to know or a link? I will ask Russ about how language works in fpa&gt;</text:span></text:p>
            </text:list-item>
          </text:list>
        </text:list-item>
      </text:list>
      <text:p text:style-name="P4"/>
      <text:p text:style-name="P4"><text:span text:style-name="T10">Download - Use these links:<text:line-break/><text:line-break/><text:tab/></text:span><text:a xlink:type="simple" xlink:href="https://github.com/ForumPostAssistant/FPA/tarball/masterPublic">Download .tar.gz version</text:a> or <text:a xlink:type="simple" xlink:href="https://github.com/ForumPostAssistant/FPA/zipball/masterPublic">Download the .zip version</text:a> </text:p>
      <text:p text:style-name="P4"/>
      <text:p text:style-name="P5">Installation:</text:p>
      <text:list xml:id="list39544195" text:style-name="L2">
        <text:list-item>
          <text:p text:style-name="P9">Download the desired archive </text:p>
        </text:list-item>
        <text:list-item>
          <text:p text:style-name="P9">Upload the <text:span text:style-name="T11">fpa.php</text:span> script to your Joomla! Site Root "/" directory. This is the place you installed Joomla and may not be the main root for your server.</text:p>
        </text:list-item>
        <text:list-item>
          <text:p text:style-name="P9">Run the script through your browser by entering: http://www.mysite.com/fpa.php substitute your domain for <text:s/>www.mysite.com</text:p>
        </text:list-item>
      </text:list>
      <text:p text:style-name="P4"/>
      <text:p text:style-name="P5">Usage:</text:p>
      <text:p text:style-name="P4">When called from your browser, the Forum Post Assistant will run and display information it has gathered about your site and the server environment your site is installed on. You may use the information displayed by FPA to assist in troubleshooting your site. In order to be easy to use the following general layout of FPA is followed.</text:p>
      <text:p text:style-name="P4"/>
      <text:list xml:id="list39547751" text:style-name="L3">
        <text:list-item>
          <text:p text:style-name="P10"><text:span text:style-name="T10">Forum Post Assistant Box</text:span> → Quick general information about your Server Installation.</text:p>
        </text:list-item>
        <text:list-item>
          <text:p text:style-name="P10"><text:span text:style-name="T10">Show the Forum Post Assistant</text:span> → Link to open or close the Security Forum Posting Assistant. See the Section on <text:a xlink:type="simple" xlink:href="#Using FPA">Using the FPA to make a post to your Security forum topic</text:a>.</text:p>
        </text:list-item>
        <text:list-item>
          <text:p text:style-name="P10"><text:span text:style-name="T10">Application Instance :: Discovery</text:span> → Information on the CMS that was found.</text:p>
        </text:list-item>
        <text:list-item>
          <text:p text:style-name="P10"><text:span text:style-name="T10">Application Instance :: Configuration</text:span> → Information on the CMS configuration that was found.</text:p>
        </text:list-item>
        <text:list-item>
          <text:p text:style-name="P10"><text:span text:style-name="T10">DataBase Instance :: Discovery</text:span> → Information on the database the CMS uses</text:p>
        </text:list-item>
        <text:list-item>
          <text:p text:style-name="P10"><text:span text:style-name="T10">DataBase Instance :: Performance</text:span> <text:s/>→ Statistics on the database that the CMS uses.</text:p>
        </text:list-item>
        <text:list-item>
          <text:p text:style-name="P10"><text:span text:style-name="T10">PHP Environment :: Discovery</text:span> <text:s/>→ Information on PHP that is used on the Server</text:p>
        </text:list-item>
        <text:list-item>
          <text:p text:style-name="P10"><text:span text:style-name="T10">Systems Environment :: Discovery</text:span> → The server setup that is being used.</text:p>
        </text:list-item>
        <text:list-item>
          <text:p text:style-name="P10"><text:span text:style-name="T10">PHP Extensions :: Discovery</text:span> <text:s/>→ Extensions that are installed within the PHP version on the server. These are not the extensions installed in Joomla.</text:p>
        </text:list-item>
        <text:list-item>
          <text:p text:style-name="P10"><text:span text:style-name="T10">Core Folders Permissions Checks</text:span> <text:s/>→ Display of the permission levels, ownership and group for important directories.</text:p>
        </text:list-item>
        <text:list-item>
          <text:p text:style-name="P10"><text:span text:style-name="T10">Templates :: Site /Administration</text:span> → Templates that are installed for the CMS.</text:p>
          <text:p text:style-name="P15"/>
        </text:list-item>
      </text:list>
      <text:p text:style-name="P5"><text:tab/>Key to Legends and Default FPA Settings:</text:p>
      <text:p text:style-name="P4"><draw:frame draw:style-name="fr1" draw:name="graphics1" text:anchor-type="paragraph" svg:x="1.2909in" svg:y="0.0362in" svg:width="4.3437in" svg:height="1.3547in" draw:z-index="0"><draw:image xlink:href="Pictures/20000007000041BD00000DDA8C7CA134.svm" xlink:type="simple" xlink:show="embed" xlink:actuate="onLoad"/></draw:frame></text:p>
      <text:p text:style-name="P5"><text:soft-page-break/></text:p>
      <text:p text:style-name="P5"><text:bookmark text:name="Using FPA"/>Using the FPA to make a post to a Security forum topic:</text:p>
      <text:p text:style-name="P4"/>
      <text:p text:style-name="P5">Instructions for Generating Information: </text:p>
      <text:p text:style-name="P5"/>
      <text:p text:style-name="P7"><text:span text:style-name="T1">Click on the “</text:span><text:span text:style-name="T7">Show the Forum Post Assistant</text:span><text:span text:style-name="T1">” link to open the Post Tool for generating the code you will paste into your forum post. </text:span></text:p>
      <text:p text:style-name="P4"><text:tab/></text:p>
      <text:p text:style-name="P7"><text:span text:style-name="T1"><text:s text:c="6"/></text:span><text:span text:style-name="T7">Refer to Fig. 1</text:span></text:p>
      <text:list xml:id="list39555725" text:style-name="L4">
        <text:list-item>
          <text:p text:style-name="P11">Enter a brief description of your problem (optional)</text:p>
        </text:list-item>
        <text:list-item>
          <text:p text:style-name="P11">Enter any error messages you see (optional)</text:p>
        </text:list-item>
        <text:list-item>
          <text:p text:style-name="P11">Enter a brief description of any actions you have taken to resolve the issue (optional)</text:p>
        </text:list-item>
        <text:list-item>
          <text:p text:style-name="P11">You may leave this information blank if desired, but providing what you can will usually help figure out the issue.</text:p>
        </text:list-item>
      </text:list>
      <text:p text:style-name="P4"><draw:frame draw:style-name="fr2" draw:name="Fig. 1" text:anchor-type="paragraph" svg:x="0.1571in" svg:y="0.0535in" svg:width="3.2398in" svg:height="1.4398in" draw:z-index="1"><draw:image xlink:href="Pictures/20000007000022F000001144B5551423.svm" xlink:type="simple" xlink:show="embed" xlink:actuate="onLoad"/><svg:title>Fig. 1</svg:title></draw:frame><draw:frame draw:style-name="fr1" draw:name="graphics2" text:anchor-type="paragraph" svg:x="3.5138in" svg:y="0.0583in" svg:width="3.2346in" svg:height="1.4492in" draw:z-index="2"><draw:image xlink:href="Pictures/20000007000022A100000F9CD0E7E71C.svm" xlink:type="simple" xlink:show="embed" xlink:actuate="onLoad"/></draw:frame> <text:s text:c="5"/>Fig. 1<text:tab/><text:tab/><text:tab/><text:tab/><text:tab/><text:tab/> <text:s text:c="2"/>Fig. 2<text:line-break/></text:p>
      <text:p text:style-name="P4"><text:s text:c="6"/><text:span text:style-name="T10">Refer to Fig. 2</text:span></text:p>
      <text:list xml:id="list39553381" text:continue-numbering="true" text:style-name="L4">
        <text:list-item>
          <text:p text:style-name="P11">Select the detail level of the Run Time Options for the report <text:span text:style-name="T13">(optional)</text:span><text:span text:style-name="T12">.</text:span></text:p>
        </text:list-item>
        <text:list-item>
          <text:p text:style-name="P16">Select the Information Privacy Level of the report (optional).</text:p>
        </text:list-item>
      </text:list>
      <text:p text:style-name="P7"><text:span text:style-name="T8"><text:line-break/> <text:s text:c="5"/></text:span><text:span text:style-name="T9">Refer to Fig. 3</text:span></text:p>
      <text:list xml:id="list39527893" text:continue-numbering="true" text:style-name="L4">
        <text:list-item>
          <text:p text:style-name="P16">Click the “Click Here To Generate Post” button to build the post content using the information and options you selected above.</text:p>
        </text:list-item>
        <text:list-item>
          <text:p text:style-name="P16">Click the “Reset” button to reset to defaults the information and options selections displayed in Figures 1 and 2.</text:p>
        </text:list-item>
        <text:list-item>
          <text:p text:style-name="P16">If you get an “Out of Memory” or “Execution Time Error” when generating the post information, then select the Seeing PHP "Out of Memory" or "Execution Time" Errors? check box to temporarily increase PHP memory and execution times and try generating the post again.</text:p>
        </text:list-item>
      </text:list>
      <text:p text:style-name="P7"><draw:frame draw:style-name="fr1" draw:name="graphics3" text:anchor-type="paragraph" svg:x="0.678in" svg:y="0.102in" svg:width="3.1665in" svg:height="1.4453in" draw:z-index="4"><draw:image xlink:href="Pictures/200000070000230A000010705D4F31DC.svm" xlink:type="simple" xlink:show="embed" xlink:actuate="onLoad"/></draw:frame> <text:s text:c="6"/><text:tab/> <text:s text:c="5"/>Fig. 3</text:p>
      <text:p text:style-name="P7"/>
      <text:list xml:id="list39534488" text:continue-numbering="true" text:style-name="L4">
        <text:list-item>
          <text:p text:style-name="P19"><text:span text:style-name="T3">If you continue to get an “Out of Memory” or “Execution Time Error” after selecting the check box when generating the post information, then please make a report in </text:span><text:span text:style-name="T14">[</text:span><text:span text:style-name="T15">add forum discussion post address here</text:span><text:span text:style-name="T14">]</text:span><text:span text:style-name="T3"> by making a post in the discussion thread. If possible copy and paste the </text:span><text:span text:style-name="T4">PHP Environment :: Discovery</text:span><text:span text:style-name="T3"> <text:s/>information into your report to help in diagnosing the issue.</text:span></text:p>
        </text:list-item>
      </text:list>
      <text:p text:style-name="P4"/>
      <text:p text:style-name="P4"><text:s/></text:p>
      <text:p text:style-name="P5"/>
      <text:p text:style-name="P5"><text:soft-page-break/></text:p>
      <text:p text:style-name="P5">Copying the Generated Information:</text:p>
      <text:p text:style-name="P4"/>
      <text:p text:style-name="P4"><text:s text:c="3"/><text:span text:style-name="T10">Refer to Fig. 4</text:span></text:p>
      <text:list xml:id="list39554463" text:style-name="L5">
        <text:list-item>
          <text:p text:style-name="P12">Place your computer cursor into the Post Detail box.</text:p>
        </text:list-item>
        <text:list-item>
          <text:p text:style-name="P12">Select All of the content by using the key combination CTRL – A</text:p>
        </text:list-item>
        <text:list-item>
          <text:p text:style-name="P12">Copy the contents selected to your computers clipboard by using the key combination CTRL – C </text:p>
        </text:list-item>
      </text:list>
      <text:p text:style-name="P4"><draw:frame draw:style-name="fr1" draw:name="graphics4" text:anchor-type="paragraph" svg:x="0.0299in" svg:y="0.1063in" svg:width="6.6972in" svg:height="1.0602in" draw:z-index="3"><draw:image xlink:href="Pictures/2000000700004C4700000BAF0248ED8F.svm" xlink:type="simple" xlink:show="embed" xlink:actuate="onLoad"/></draw:frame> <text:s text:c="2"/>Fig. 4</text:p>
      <text:p text:style-name="P4"/>
      <text:p text:style-name="P4"/>
      <text:p text:style-name="P5">Inserting the information into a New Forum Posting:</text:p>
      <text:p text:style-name="P4"/>
      <text:list xml:id="list39533085" text:style-name="L6">
        <text:list-item>
          <text:p text:style-name="P13">If you have not made a posting in the appropriate Joomla security forum for your version of Joomla about your security issue, then select the appropriate forum for your post from this list:</text:p>
          <text:list>
            <text:list-item>
              <text:p text:style-name="P20"><text:a xlink:type="simple" xlink:href="http://forum.joomla.org/viewforum.php?f=267"><text:span text:style-name="T2">Security Forum – 1.0.xx</text:span></text:a><text:span text:style-name="T2"> This is a user to user forum and no longer supported by the Joomla project.</text:span></text:p>
            </text:list-item>
            <text:list-item>
              <text:p text:style-name="P20"><text:a xlink:type="simple" xlink:href="http://forum.joomla.org/viewforum.php?f=432"><text:span text:style-name="T2">Security in Joomla! 1.5</text:span></text:a></text:p>
            </text:list-item>
            <text:list-item>
              <text:p text:style-name="P20"><text:a xlink:type="simple" xlink:href="http://forum.joomla.org/viewforum.php?f=621"><text:span text:style-name="T2">Security in Joomla! 1.7 / Joomla! 1.6</text:span></text:a><text:span text:style-name="T2"> &lt;and above?&gt; </text:span><text:span text:style-name="T6">&lt;depends on what is decided in how to handle versions going forward?&gt;</text:span></text:p>
            </text:list-item>
          </text:list>
        </text:list-item>
      </text:list>
      <text:p text:style-name="P4"/>
      <text:list xml:id="list39527940" text:style-name="L7">
        <text:list-item>
          <text:p text:style-name="P14">Once you are at the appropriate forum, click on the “New Topic” button.</text:p>
        </text:list-item>
        <text:list-item>
          <text:p text:style-name="P14">Enter a descriptive subject for your topic. Avoid the phrase I was hacked!</text:p>
        </text:list-item>
        <text:list-item>
          <text:p text:style-name="P14">In the message body, enter any additional information you think may be helpful in assisting with the issue your having. Do Not post any direct links to infected sites, assumed nationality, hacker links or hacker names you found displaying on your site.</text:p>
        </text:list-item>
        <text:list-item>
          <text:p text:style-name="P14">Paste the information from the FPA into the message body area using the CTRL – V keyboard command. The correct forum format codes are already included in the post generation so there is no additional formatting needed of the generated code.</text:p>
        </text:list-item>
        <text:list-item>
          <text:p text:style-name="P17">&lt;If you need to add pictures for clarity, use the attachment upload section of the forum post editor to add them now&gt;.</text:p>
        </text:list-item>
        <text:list-item>
          <text:p text:style-name="P14">If you wish to preview the message before posting it, then click the “Preview” button below the message body area.</text:p>
        </text:list-item>
        <text:list-item>
          <text:p text:style-name="P14">When satisfied with your message, click the “Submit” button that is below the message body area.</text:p>
        </text:list-item>
      </text:list>
      <text:p text:style-name="P4"/>
      <text:p text:style-name="P5">Inserting the information into an Existing Forum Thread:</text:p>
      <text:p text:style-name="P6"/>
      <text:list xml:id="list39546593" text:style-name="L8">
        <text:list-item>
          <text:p text:style-name="P18">At the bottom of an existing forum thread there is a “Quick Reply” message body area. You may use that to post the FPA information into your existing forum thread.</text:p>
        </text:list-item>
        <text:list-item>
          <text:p text:style-name="P18">In the message body, enter any additional information you think may be helpful in assisting with the issue your having. Do Not post any direct links to infected sites, assumed nationality, hacker links or hacker names you found displaying on your site.</text:p>
        </text:list-item>
        <text:list-item>
          <text:p text:style-name="P18">Paste the information from the FPA into the message body area using the CTRL – V keyboard command. The correct forum format codes are already included in the post generation so there is no additional formatting needed of the generated code.</text:p>
        </text:list-item>
        <text:list-item>
          <text:p text:style-name="P18">When satisfied with your message, click the “Submit” button that is below the message body area.</text:p>
        </text:list-item>
        <text:list-item>
          <text:p text:style-name="P18">If you wish to preview the message before posting it or prefer working in the full forum message editor, then click the “Full Editor” button below the message body area. <text:span text:style-name="T16">&lt;Use the “Full Editor” if you need to add pictures for clarity!&g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style:font-weight-asian="bold" style:font-weight-complex="bold"/>
    </style:style>
    <style:style style:name="MP2" style:family="paragraph" style:parent-style-name="Header">
      <style:paragraph-properties fo:text-align="center" style:justify-single-word="false"/>
      <style:text-properties fo:font-size="9pt" style:font-size-asian="9pt" style:font-size-complex="9pt"/>
    </style:style>
    <style:style style:name="MP3" style:family="paragraph" style:parent-style-name="Footer">
      <style:paragraph-properties fo:text-align="end" style:justify-single-word="false"/>
      <style:text-properties fo:font-size="8pt" style:font-size-asian="8pt" style:font-size-complex="8pt"/>
    </style:style>
    <style:page-layout style:name="Mpm1">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master-styles>
    <style:master-page style:name="Standard" style:page-layout-name="Mpm1">
      <style:header>
        <text:p text:style-name="MP1">Forum Post Assistant</text:p>
        <text:p text:style-name="MP2">Generating The Post Output For You</text:p>
      </style:header>
      <style:footer>
        <text:p text:style-name="MP3"><text:date style:data-style-name="N37" text:date-value="2011-08-13T19:41:43.79">08/13/11</text:date> <text:time style:data-style-name="N43" text:time-value="2011-08-13T19:41:43.79">07:41:44 PM</text:time> <text:s/>Revision B <text:s/>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05T19:30:45.95</meta:creation-date>
    <dc:date>2011-08-13T19:41:43.64</dc:date>
    <meta:editing-duration>P2DT21H49M6S</meta:editing-duration>
    <meta:editing-cycles>43</meta:editing-cycles>
    <meta:generator>OpenOffice.org/3.3$Win32 OpenOffice.org_project/330m20$Build-9567</meta:generator>
    <dc:creator>Phil DeGruy</dc:creator>
    <meta:document-statistic meta:table-count="0" meta:image-count="5" meta:object-count="0" meta:page-count="3" meta:paragraph-count="74" meta:word-count="1185" meta:character-count="6694"/>
  </office:meta>
</office:document-meta>
</file>